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9-15" calcext:value-type="date">
            <text:p>15/09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0-15" calcext:value-type="date">
            <text:p>15/10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1-17" calcext:value-type="date">
            <text:p>17/11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Mens. 1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2-15" calcext:value-type="date">
            <text:p>15/1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Mens. 1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6-01-15" calcext:value-type="date">
            <text:p>15/01/2026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6-01-31" calcext:value-type="date">
            <text:p>31/01/2026</text:p>
          </table:table-cell>
          <table:table-cell table:style-name="ce33" office:value-type="string" calcext:value-type="string">
            <text:p>Mens. 01/2026 (A.C.)</text:p>
          </table:table-cell>
          <table:table-cell table:style-name="ce38" office:value-type="float" office:value="200" calcext:value-type="float">
            <text:p>20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8]-[.F8]" office:value-type="float" office:value="200" calcext:value-type="float">
            <text:p>20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8])" office:value-type="float" office:value="200" calcext:value-type="float">
            <text:p>20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23.958971366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2-02">00/00/0000</text:date></text:span><text:span text:style-name="MT6"><text:s/>- </text:span><text:span text:style-name="MT6"><text:time style:data-style-name="N2" text:time-value="14:30:23.961811378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23.96930046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2-02T14:30:24.453639244</dc:date>
    <dc:language>pt-PT</dc:language>
    <meta:editing-cycles>698</meta:editing-cycles>
    <meta:editing-duration>PT21H25M40S</meta:editing-duration>
    <meta:document-statistic meta:table-count="1" meta:cell-count="60" meta:object-count="0"/>
    <meta:user-defined meta:name="Info 0"/>
    <meta:user-defined meta:name="Info 1"/>
    <meta:user-defined meta:name="Info 2"/>
    <meta:user-defined meta:name="Info 3"/>
  </office:meta>
</office:document-meta>
</file>